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NewPSMT" svg:font-family="CourierNewPSMT" style:font-family-generic="modern" style:font-pitch="fixed"/>
    <style:font-face style:name="Monaco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262626" style:text-outline="false" style:font-name="Times New Roman" fo:font-size="12pt" fo:letter-spacing="normal" style:letter-kerning="false" style:font-name-asian="CourierNewPSMT" style:font-size-asian="12pt" style:font-name-complex="CourierNewPSMT" style:font-size-complex="12pt"/>
    </style:style>
    <style:style style:name="P3" style:family="paragraph" style:parent-style-name="Standard" style:list-style-name="L1">
      <style:text-properties style:use-window-font-color="true" style:font-name="Monaco" fo:font-size="10pt" style:font-size-asian="10pt" style:font-size-complex="10pt"/>
    </style:style>
    <style:style style:name="T1" style:family="text">
      <style:text-properties style:text-outline="false" fo:letter-spacing="normal" style:letter-kerning="false" style:font-name-asian="CourierNewPSMT" style:font-name-complex="CourierNewPSM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apting a fresh Debian BeagleBone Black for use in my networks.</text:p>
      <text:p text:style-name="Standard"/>
      <text:p text:style-name="Standard"/>
      <text:p text:style-name="Standard"/>
      <text:list xml:id="list5297366660881163687" text:style-name="L1">
        <text:list-item>
          <text:p text:style-name="P1">Default user/pw is debian/temppwd.</text:p>
        </text:list-item>
        <text:list-item>
          <text:p text:style-name="P1">What is the disk space situation? <text:s/>df -h</text:p>
        </text:list-item>
        <text:list-item>
          <text:p text:style-name="P2">Find the large installed packages and remove any that are not needed.</text:p>
          <text:list>
            <text:list-item>
              <text:p text:style-name="P3"><text:span text:style-name="T1">dpkg-query -Wf </text:span><text:span text:style-name="T1">'${Installed-Size}\t${Package}\t${Description}\n'</text:span><text:span text:style-name="T1"> | </text:span><text:span text:style-name="T1">sort</text:span><text:span text:style-name="T1"> -n</text:span></text:p>
            </text:list-item>
            <text:list-item>
              <text:p text:style-name="P1">freepats (34MB), <text:s/>libgtk2.0-common (100MB), autoremove (187 MB), libflite1, </text:p>
            </text:list-item>
          </text:list>
        </text:list-item>
        <text:list-item>
          <text:p text:style-name="P1">Sudo apt-get update, sudo apt-get upgrade</text:p>
        </text:list-item>
        <text:list-item>
          <text:p text:style-name="P1">sudo dpkg-reconfigure tzdata; Pacific-new</text:p>
        </text:list-item>
        <text:list-item>
          <text:p text:style-name="P1">sudo apt-get install mg</text:p>
        </text:list-item>
        <text:list-item>
          <text:p text:style-name="P1">change /etc/hostname to new name</text:p>
        </text:list-item>
        <text:list-item>
          <text:p text:style-name="P1">ifconfig -&gt; add MAC &amp; IP to /etc/dnsmasq.dhcp-hostsfile on corvus 9. <text:s/></text:p>
        </text:list-item>
        <text:list-item>
          <text:p text:style-name="P1">adduser logan, adduser logan sudo</text:p>
        </text:list-item>
        <text:list-item>
          <text:p text:style-name="P1">put a copy of authorized_keys in ~/.ssh/</text:p>
        </text:list-item>
        <text:list-item>
          <text:p text:style-name="P1">change the ssh port in /etc/sshd_config to something unique (eg, 22xxx)</text:p>
        </text:list-item>
        <text:list-item>
          <text:p text:style-name="P1"/>
        </text:list-item>
        <text:list-item>
          <text:p text:style-name="P1">Add MAC to wap if this host needs wifi access to a limited network.</text:p>
        </text:list-item>
        <text:list-item>
          <text:p text:style-name="P1">Add MAC and port forwarding to secondary router if needed</text:p>
        </text:list-item>
        <text:list-item>
          <text:p text:style-name="P1">Check how the disk space is doing: df -h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NewPSMT" svg:font-family="CourierNewPSMT" style:font-family-generic="modern" style:font-pitch="fixed"/>
    <style:font-face style:name="Monaco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05T15:02:58</meta:creation-date>
    <meta:editing-duration>PT3H6M53S</meta:editing-duration>
    <meta:editing-cycles>5</meta:editing-cycles>
    <meta:generator>OpenOffice/4.1.1$Unix OpenOffice.org_project/411m6$Build-9775</meta:generator>
    <dc:date>2014-12-03T07:51:13</dc:date>
    <dc:creator>Doug Johnson</dc:creator>
    <meta:document-statistic meta:table-count="0" meta:image-count="0" meta:object-count="0" meta:page-count="1" meta:paragraph-count="17" meta:word-count="151" meta:character-count="909"/>
    <meta:user-defined meta:name="Info 1"/>
    <meta:user-defined meta:name="Info 2"/>
    <meta:user-defined meta:name="Info 3"/>
    <meta:user-defined meta:name="Info 4"/>
  </office:meta>
</office:document-meta>
</file>